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 style:font-name="Times New Roman" style:text-underline-style="none"/>
    </style:style>
    <style:style style:name="T4" style:family="text">
      <style:text-properties style:font-name="Times New Roman1"/>
    </style:style>
    <style:style style:name="T5" style:family="text">
      <style:text-properties style:font-name="Times New Roman"/>
    </style:style>
    <style:style style:name="T6" style:family="text">
      <style:text-properties style:text-position="super 58%" style:font-name="Times New Roman"/>
    </style:style>
    <style:style style:name="T7" style:family="text">
      <style:text-properties style:text-position="super 58%" style:font-name="Times New Roman" style:text-underline-style="none"/>
    </style:style>
    <style:style style:name="T8" style:family="text">
      <style:text-properties style:text-position="0% 100%" style:font-name="Times New Roman"/>
    </style:style>
    <style:style style:name="T9" style:family="text">
      <style:text-properties style:text-position="0% 100%" style:font-name="Times New Roman" style:text-underline-style="solid" style:text-underline-width="auto" style:text-underline-color="font-color"/>
    </style:style>
    <style:style style:name="T10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5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beginning with page 2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[Hebrew]/</text:p>
      <text:p text:style-name="P7">An address on the Parasha [Hebrew]/</text:p>
      <text:p text:style-name="P7"/>
      <text:p text:style-name="P6">[Page 1]</text:p>
      <text:p text:style-name="P6">Dear Brethren! <text:s/>The section of the Pentateuch which we have perused this mor-/-ning, does not offer passages, that require elucidation; for, whether it be/ understood from the original, or from the vernacular rendering, the/ context is sufficiently obvious. <text:s/>Nevertheless, let no one imagine that/ because it simply contains narratives, the importance of which appears/ but secondary in the chain of biblical history, that we cannot draw/ therefrom useful lessons. <text:s/>To us, who justly pride ourselves in our/ patriarchal descent, the demeanour exhibited by our pious fore-fathers,/ even in <text:span text:style-name="T2">usual</text:span> private occurrences, must be of national example./</text:p>
      <text:p text:style-name="P6">In fact, it is my firm conviction, that the inspired writers have/ given place in Holy Writ to events, which, at first sight, might/ be judged unessential to the Hebrew annals, solely as a source of/ instruction to the progeny of the righteous Abraham. <text:s/>The distance/ and vicissitudes of time may occasionally hide from our comprehension/ the purport of those ancient records, but a mature reflection will ulti-/-mately reveal the object assigned to them. <text:s/>Accordingly, I shall/ this day, solicit your attention to a few remarks, or, to be more accurate/ in my expression, to one pertinent observation on our Parash<text:span text:style-name="T4">á</text:span><text:span text:style-name="T5">, for,/ though I might detain you long by dilating on several incidents, which/ display the virtues possessed by the first parent of our nation, I prefer/ discussing a point on which the 23</text:span><text:span text:style-name="T6">d</text:span><text:span text:style-name="T8"> Chapter </text:span><text:soft-page-break/><text:span text:style-name="T8">of Genesis turns. <text:s/>In that/ we are apprized of a transaction consummated between Abraham and/</text:span></text:p>
      <text:p text:style-name="P6"><text:span text:style-name="T8"/></text:p>
      <text:p text:style-name="P6"><text:span text:style-name="T8">[Page 2]</text:span></text:p>
      <text:p text:style-name="P6"><text:span text:style-name="T8">an affluent Hittite. <text:s/>Yet, by some, who are captiously inclined, that account/ may be deemed of no moment, and the judiciousness of the act itself/ be disputed. <text:s/>It may be argued: that it certainly reflects credit on/ the husband, who pays the last tribute of affection to the partner of/ his life, by seeking an honorable interment for her remains, but/ that inasmuch as the body will eventually dissolve itself into its/ various elements, it matters little where it lies entombed; conse-/-quently the extreme eagerness evinced by Abraham in procuring a/ distinct possession of a burial-place, was unwarranted, while the/ gold expended for its acquisition, was illy bestowed. <text:s/>Such, however,/ is not our opinion. <text:s/>He who had learnt to raise his mind from/ nature up to natures' God, knew how properly to regard even/ what is perishable, for the sake of the immortal spirit, of which it/ had long been the noble repository. <text:s/>And as he could not ignore/ that the future abode of the soul, varies in accordance with the purity/ of actions fulfilled through the agency of the body, so he considered/ it correct that a separate sephulchre should distinguish the ashes/ of the God-fearing Sarah, from those of the heathen Canaanites./ <text:s/>But the design of the patriarch, would have been imperfectly attained,/ by the purchase of one soul grave. <text:s/>He felt persuaded, that the seed/ of Isaac, would perpetuate the precious truths, which he had striven/</text:span></text:p>
      <text:p text:style-name="P6"><text:span text:style-name="T8"/></text:p>
      <text:p text:style-name="P6"><text:span text:style-name="T8">[Page 3]</text:span></text:p>
      <text:p text:style-name="P6"><text:span text:style-name="T8">to disseminate, and he endeavoured to secure for his immediate suc-/-cessors a spot, totally apportioned for the remains of the righteous,/ who were destined to usher a pure faith into the world./</text:span></text:p>
      <text:p text:style-name="P6"><text:span text:style-name="T8">That such was Abraham's scheme, we unmistakably deduce from/ subsequent facts. <text:s/>Not alone did </text:span><text:span text:style-name="T9">his</text:span><text:span text:style-name="T10"> bones, rest beside those of/ his lamented Sarah, but also his second son, in whom, the celestial/ declarations vouchsafed unto him, were verified--was together with the beloved/ Rebecca,--consigned to the cave of Machelah. <text:s/>And if we further/ examine, we shall discover from the words uttered by Jacob, that only/ the sorrowful circumstance of her sudden death, deprived Rachel of/ the honor of being interred with the other mothers of Israel; for,/ waiving the opinion of commentators, who aver that, for a twofold/ reason, Providence had doomed Rachel to a solitary grave, we may/ infer from the literal sense of the text, that the sad fate was occasioned/ by the difficulty of the journey, which her household were then pursuing-/ "As for me, when I was coming from Padua, Rachel died by me, in/ the land of Canaan, </text:span><text:span text:style-name="T9">in the way</text:span><text:span text:style-name="T10">, when yet there was a space of land/ to reach Ephrath, and I buried her</text:span><text:span text:style-name="T3">e</text:span><text:span text:style-name="T10"> there in the way of Ephrath,/ which is Beth-Chem." <text:s/>But while the doting husband, grieved/ at that inevitable issue, he was forcible in entreating that </text:span><text:span text:style-name="T9">his</text:span><text:span text:style-name="T10"> body,/ should be conveyed to the spot consecrated by the ashes of his ancestors./</text:span></text:p>
      <text:p text:style-name="P6"><text:span text:style-name="T10"/></text:p>
      <text:p text:style-name="P6"><text:span text:style-name="T10">[Page 4]</text:span></text:p>
      <text:p text:style-name="P6"><text:span text:style-name="T10">Fearful that the execution of his will, might be impeded by/ Egyptian authority, he tranquillized his mind, by exacting a/ solemn oath from his faithful Joseph. <text:s/>And so greatly did the/ fathers of our race, deprecate a </text:span><text:span text:style-name="T3">burial</text:span><text:span text:style-name="T10"> sepulture[sic!] among such who did not/ profess their faith, that even the powerful dignitary last-named,/ besought that he might be exhumed from the land of his exaltation, to/ be entombed amid those who adored the everlasting Creator. <text:s/>The example/ of Abraham left an impress upon his children, which time deepened/ in their thoughts. <text:s/>However, it was not narrow prejudice that/ influenced the righteous patriarch in the act to which I have referred,/ for, his whole life belies the imputation. <text:s/>His confederates, were three/ men, with whose religious conviction history leaves us unacquainted,/ but which probably partook of the prevailing gentile notions./</text:span></text:p>
      <text:p text:style-name="P6"><text:span text:style-name="T10">Abimelek, with whom he established a compact of durable amity,/ had not embraced his belief. <text:s/>The individuals, whom he rescued/ from war and rapine, were not his followers; those for whose/ salvation he implored the Deity, did not acknowledge the truths/ wherewith he was imbued. <text:s/>No, my friends, it was not contempt for/ the </text:span><text:span text:style-name="T3">bulk</text:span><text:span text:style-name="T10"> mass of mankind, that prompted Abraham to secure for himself &amp; his/ </text:span><text:soft-page-break/><text:span text:style-name="T10">offspring the possession of the cave of Machpelah, but as he was/</text:span></text:p>
      <text:p text:style-name="P6"><text:span text:style-name="T10"/></text:p>
      <text:p text:style-name="P6"><text:span text:style-name="T10">[Page 5]</text:span></text:p>
      <text:p text:style-name="P6"><text:span text:style-name="T10">contradistinctly styled "the Hebrew" [Hebrew]", the scion of the/ God-like Eber; the one who designed the formation of a peculiar/ tribe; the one who in life had religiously severed himself from the/ heathen would that surrounded him, so would he also, in death, be/ singled out from among those that had worshipped[sic!] false deities./ <text:s/>Hence I conceive </text:span><text:span text:style-name="T3">it</text:span><text:span text:style-name="T10"> to have arisen the practice </text:span><text:span text:style-name="T9">universally</text:span><text:span text:style-name="T10"> preserved in/ Israel, to devote a tract of land for the special interment of their/ deceased. <text:s/>Not that they lightly regard the sepulchres of their non-/co-religionists, not that the tombs of their own brethren, when/ blended with the former, would fail to arouse a serious thought touching/ their duties and final destination; but because the religious opinions they/ entertain, the laws they obey, and the usages they follow, render/ it necessary that they should, under all circumstances, be singularly/ pointed at, as the posterity of him who proclaimed a Truth, which/ yet, </text:span><text:span text:style-name="T9">they alone</text:span><text:span text:style-name="T10"> daily acknowledge. <text:s/>The time will sure arrive, when/ every knee shall bend to the Great God, who has infused within/ us, our immortal soul, but until that Messianic era dawns, the/ Hebrew people, must cling to such customs, which, without injuring/ society, particularize them in its midst. <text:s/>It is, my friends, to our/ peculiar habits that we owe the preservation of our nationality, for,/ abstract ideas may become obliterated when in contact/</text:span></text:p>
      <text:p text:style-name="P6"><text:span text:style-name="T10"/></text:p>
      <text:p text:style-name="P6"><text:span text:style-name="T10">[Page 6]</text:span></text:p>
      <text:p text:style-name="P6"><text:span text:style-name="T10">with others, which hold predominance, but if supported by outward/ aids, they can never suffer extinction. <text:s/>The utility of the latter/ has been frequently demonstrated to us, in the hours of persecution; and/ it redounds to our glory, that by a steadfast adherence into them,/ has</text:span><text:span text:style-name="T7">2</text:span><text:span text:style-name="T10"> also the</text:span><text:span text:style-name="T7">1</text:span><text:span text:style-name="T10"> sublime verity which we were summoned to propagate, been</text:span><text:span text:style-name="T7">3</text:span><text:span text:style-name="T10">/ upheld. <text:s/>The God of our fathers grant that the effect of freedom/ be not the abjuration of that, which exile and martyrdom could not/ even suppress, for, step by step we are descending from the scale in/ which we were stationed, and the uncontrollable mania of imitation,/ threatens to cast thoroughly away the land--mark set by the ancient/ fathers of our race. <text:s/>We now cavil at this, anon scoff at that, and/ nothing gratifies our vitiated mind, but a community of deeds and usages/ with the denizens of the country wherein we sojourn. <text:s/>Beloved children/ of my faith! <text:s/>If tears drawn by that inauspicious sight could divert/ the inconsiderate from their purpose, I should weep and moan, for,/ truly my heart is full of sorrow, but as I feel my utter incapacity/ to accomplish so much good, I shall uplift my eyes to the Dweller/ above, and Him pray, fervently pray, like Elijah on Carmel, to send/ down a heavenly fire, which may </text:span><text:span text:style-name="T3">again</text:span><text:span text:style-name="T10"> vivify the dormant spirits of/ Israel, till they again unitedly and sincerely exclaim "The Lord, he is/ God, the Lord he is God" [Hebrew]"/</text:span></text:p>
      <text:p text:style-name="P6"><text:span text:style-name="T10"/></text:p>
      <text:p text:style-name="P6"><text:span text:style-name="T10">[Page 7]</text:span></text:p>
      <text:p text:style-name="P6"><text:span text:style-name="T10">[Hebrew] Oh! answer me O Lord, answer me, and for the sake of the/ righteous that he entombed in the land of our ancient heritage, inspire/ Israel with love to Thee and to thy laws. <text:s/>For the sake of Abraham,/ who, in the years of decrepitude, hastened to seal his flesh with thy/ covenant, grant that his children may ever imitate his example./ <text:s/>For the sake of Isaac, who was willing to be immolated in honor to/ thy name, grant that his progeny may sacrifice to religion their/ evil propensities. <text:s/>For the sake of Jacob, who vowed to consecrate/ to thy worship a portion of his wealth, grant that his descendants/ may devote time and affluence to the service of thy holy house./ <text:s/>And as the God-fearing Joseph, amid the grandeur which surrounded/ him, forgot not his extraction and thy divine promises, so grant/ that his posterity, while enjoing[sic!] the excellencies of freedom, may be/ also alive to the unity of faith and hopes which bend them with/ their scattered brethren. <text:s/>And may all of them that bear the ap-/-pellation of Hebrews, join heart to heart and hand to hand in/ deeds of virtue and charity, for, then shall thy name be sanctified/ among the nations of the earth, and we shall acquire merit in/ thy heavenly sight for evermore. <text:s/>May it even be so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8T13:43:27.74</meta:creation-date>
    <meta:document-statistic meta:table-count="0" meta:image-count="0" meta:object-count="0" meta:page-count="4" meta:paragraph-count="80" meta:word-count="1834" meta:character-count="11296"/>
    <dc:date>2012-04-18T14:33:04.71</dc:date>
    <dc:creator>Penn Libraries</dc:creator>
    <meta:editing-duration>PT00H10M23S</meta:editing-duration>
    <meta:editing-cycles>1</meta:editing-cycles>
    <meta:generator>OpenOffice.org/3.2$Win32 OpenOffice.org_project/320m12$Build-9483</meta:generator>
  </office:meta>
</office:document-meta>
</file>